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T1" style:family="text">
      <style:text-properties officeooo:rsid="0011ea9a"/>
    </style:style>
    <style:style style:name="T2" style:family="text">
      <style:text-properties officeooo:rsid="001254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- <text:span text:style-name="T1">Mareas</text:span></text:p>
      <text:p text:style-name="P1"/>
      <text:p text:style-name="P1"><text:a xlink:type="simple" xlink:href="https://eoceanic.com/sailing/tips/35/310/'rule_of_twelfths':_a_simple_method_for_estimating_intermediate_tidal_heights/" text:style-name="Internet_20_link" text:visited-style-name="Visited_20_Internet_20_Link">https://eoceanic.com/sailing/tips/35/310/'rule_of_twelfths':_a_simple_method_for_estimating_intermediate_tidal_heights/</text:a></text:p>
      <text:p text:style-name="P1"/>
      <text:p text:style-name="P1">- <text:span text:style-name="T2">Olas</text:span></text:p>
      <text:p text:style-name="P1"/>
      <text:p text:style-name="P1"><text:a xlink:type="simple" xlink:href="https://marine-api.open-meteo.com/v1/marine?latitude=43.3781&amp;longitude=-8.3936&amp;hourly=wave_height,wave_direction,wave_period" text:style-name="Internet_20_link" text:visited-style-name="Visited_20_Internet_20_Link">https://marine-api.open-meteo.com/v1/marine?latitude=43.3781&amp;longitude=-8.3936&amp;hourly=wave_height,wave_direction,wave_period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2T11:47:25.935758159</meta:creation-date>
    <dc:date>2023-02-02T11:49:59.648084786</dc:date>
    <meta:editing-duration>PT2M3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6" meta:character-count="257" meta:non-whitespace-character-count="255"/>
  </office:meta>
</office:document-meta>
</file>